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G 1: </text:p>
      <text:p text:style-name="Standard"><text:s text:c="7"/>#!/bin/bash</text:p>
      <text:p text:style-name="Standard"><text:s text:c="8"/>echo "Welcome to Linux Shell Scripting"</text:p>
      <text:p text:style-name="Standard"/>
      <text:p text:style-name="Standard">OUTPUT:</text:p>
      <text:p text:style-name="Standard"><text:s text:c="5"/>mca@MCA10:~/Desktop/sneha/network$ chmod +x file1.sh</text:p>
      <text:p text:style-name="Standard">mca@MCA10:~/Desktop/sneha/network$ ./file1.sh</text:p>
      <text:p text:style-name="Standard">welcome to linux shell scripting</text:p>
      <text:p text:style-name="Standard"/>
      <text:p text:style-name="Standard">EG 2: Printing Environment Variables</text:p>
      <text:p text:style-name="Standard"><text:s text:c="4"/>#!/bin/bash</text:p>
      <text:p text:style-name="Standard">echo "Home Directory : $HOME"</text:p>
      <text:p text:style-name="Standard">echo "Current User <text:s text:c="2"/>: $USER"</text:p>
      <text:p text:style-name="Standard">echo "Current Shell <text:s/>: $SHELL"</text:p>
      <text:p text:style-name="Standard">echo "Working Dir <text:s text:c="3"/>: $PWD"</text:p>
      <text:p text:style-name="Standard"/>
      <text:p text:style-name="Standard">OUTPUT: </text:p>
      <text:p text:style-name="Standard"><text:s text:c="2"/>mca@MCA10:~/Desktop/sneha/network$ chmod +x file1.sh</text:p>
      <text:p text:style-name="Standard">mca@MCA10:~/Desktop/sneha/network$ ./file1.sh</text:p>
      <text:p text:style-name="Standard">welcome to linux shell scripting</text:p>
      <text:p text:style-name="Standard">HOME DIRECTORY : /home/mca</text:p>
      <text:p text:style-name="Standard">CURRENT USER :mca</text:p>
      <text:p text:style-name="Standard">Current Shell <text:s/>: /bin/bash</text:p>
      <text:p text:style-name="Standard">Working Dir <text:s text:c="3"/>: /home/mca/Desktop/sneha/network</text:p>
      <text:p text:style-name="Standard"/>
      <text:p text:style-name="Standard">EG 3: <text:s/>Creating and Running a Bash Script</text:p>
      <text:p text:style-name="Standard"/>
      <text:p text:style-name="Standard">#!/bin/bash</text:p>
      <text:p text:style-name="Standard">str="sneha"</text:p>
      <text:p text:style-name="Standard">echo "Hello $str"</text:p>
      <text:p text:style-name="Standard"/>
      <text:p text:style-name="Standard">OUTPUT:</text:p>
      <text:p text:style-name="Standard"><text:s text:c="2"/>mca@MCA10:~/Desktop/sneha/network$ chmod +x file2.sh</text:p>
      <text:p text:style-name="Standard">mca@MCA10:~/Desktop/sneha/network$ ./file2.sh</text:p>
      <text:p text:style-name="Standard">Hello sneha</text:p>
      <text:p text:style-name="Standard"/>
      <text:p text:style-name="Standard">EG 4: </text:p>
      <text:p text:style-name="Standard">#!/bin/bash</text:p>
      <text:p text:style-name="Standard">a=10</text:p>
      <text:p text:style-name="Standard">b=20</text:p>
      <text:p text:style-name="Standard">sum=$((a + b))</text:p>
      <text:p text:style-name="Standard">echo "Sum of $a and $b is: $sum"</text:p>
      <text:p text:style-name="Standard"/>
      <text:p text:style-name="Standard">OUTPUT|:</text:p>
      <text:p text:style-name="Standard"><text:s text:c="2"/>sum of 10 and 20 is: 30</text:p>
      <text:p text:style-name="Standard"><text:s text:c="6"/></text:p>
      <text:p text:style-name="Standard"><text:s text:c="4"/>• If Statement</text:p>
      <text:p text:style-name="Standard"/>
      <text:p text:style-name="Standard">1. #!/bin/bash</text:p>
      <text:p text:style-name="Standard">num=10</text:p>
      <text:p text:style-name="Standard"/>
      <text:p text:style-name="Standard">if [ $num -gt 0 ]; then</text:p>
      <text:p text:style-name="Standard"><text:soft-page-break/><text:s text:c="4"/>echo "$num is a positive number"</text:p>
      <text:p text:style-name="Standard">fi</text:p>
      <text:p text:style-name="Standard"/>
      <text:p text:style-name="Standard">output:</text:p>
      <text:p text:style-name="Standard">10 is a positive number</text:p>
      <text:p text:style-name="Standard"/>
      <text:p text:style-name="Standard">2. if-else statement</text:p>
      <text:p text:style-name="Standard"/>
      <text:p text:style-name="Standard">#!/bin/bash</text:p>
      <text:p text:style-name="Standard">num=3</text:p>
      <text:p text:style-name="Standard">if [ $num -gt 5 ]; then</text:p>
      <text:p text:style-name="Standard"><text:s text:c="5"/>echo "Greater than 5"</text:p>
      <text:p text:style-name="Standard">else</text:p>
      <text:p text:style-name="Standard"><text:s text:c="6"/>echo "Less than or equal to 5"</text:p>
      <text:p text:style-name="Standard">fi</text:p>
      <text:p text:style-name="Standard"><text:s/>output:</text:p>
      <text:p text:style-name="Standard"/>
      <text:p text:style-name="Standard">Less than or equal to 5</text:p>
      <text:p text:style-name="Standard"/>
      <text:p text:style-name="Standard">3. if-elif-else statement</text:p>
      <text:p text:style-name="Standard"/>
      <text:p text:style-name="Standard">#!/bin/bash</text:p>
      <text:p text:style-name="Standard">marks=75</text:p>
      <text:p text:style-name="Standard">if [ $marks -ge 90 ]</text:p>
      <text:p text:style-name="Standard">then</text:p>
      <text:p text:style-name="Standard"><text:s text:c="4"/>echo "Grade: A"</text:p>
      <text:p text:style-name="Standard">elif [ $marks -ge 75 ]</text:p>
      <text:p text:style-name="Standard">then</text:p>
      <text:p text:style-name="Standard"><text:s text:c="4"/>echo "Grade: B"</text:p>
      <text:p text:style-name="Standard">elif [ $marks -ge 50 ]</text:p>
      <text:p text:style-name="Standard">then</text:p>
      <text:p text:style-name="Standard"><text:s text:c="4"/>echo "Grade: C"</text:p>
      <text:p text:style-name="Standard">else</text:p>
      <text:p text:style-name="Standard"><text:s text:c="4"/>echo "Grade: Fail"</text:p>
      <text:p text:style-name="Standard">fi</text:p>
      <text:p text:style-name="Standard"/>
      <text:p text:style-name="Standard">output:</text:p>
      <text:p text:style-name="Standard"><text:s/></text:p>
      <text:p text:style-name="Standard">Grade: B</text:p>
      <text:p text:style-name="Standard"/>
      <text:p text:style-name="Standard">4. for loop</text:p>
      <text:p text:style-name="Standard"/>
      <text:p text:style-name="Standard">#!/bin/bash</text:p>
      <text:p text:style-name="Standard">for i in 1 2 3 4 </text:p>
      <text:p text:style-name="Standard">do</text:p>
      <text:p text:style-name="Standard"><text:s text:c="3"/>echo "Number is $i"</text:p>
      <text:p text:style-name="Standard">done</text:p>
      <text:p text:style-name="Standard"/>
      <text:p text:style-name="Standard">output:</text:p>
      <text:p text:style-name="Standard"/>
      <text:p text:style-name="Standard">Number is 1</text:p>
      <text:p text:style-name="Standard">Number is 2</text:p>
      <text:p text:style-name="Standard"><text:soft-page-break/>Number is 3</text:p>
      <text:p text:style-name="Standard">Number is 4</text:p>
      <text:p text:style-name="Standard"/>
      <text:p text:style-name="Standard">4.a) #!/bin/bash</text:p>
      <text:p text:style-name="Standard">n=3</text:p>
      <text:p text:style-name="Standard">for (( i=1; i&lt;=n; i++ ))</text:p>
      <text:p text:style-name="Standard">do</text:p>
      <text:p text:style-name="Standard"><text:s text:c="3"/>echo $i</text:p>
      <text:p text:style-name="Standard">done</text:p>
      <text:p text:style-name="Standard"/>
      <text:p text:style-name="Standard"/>
      <text:p text:style-name="Standard">output:</text:p>
      <text:p text:style-name="Standard">1</text:p>
      <text:p text:style-name="Standard">2</text:p>
      <text:p text:style-name="Standard">3</text:p>
      <text:p text:style-name="Standard"/>
      <text:p text:style-name="Standard">5. #!/bin/bash</text:p>
      <text:p text:style-name="Standard">n=5</text:p>
      <text:p text:style-name="Standard">for (( i=1; i&lt;=n; i++ ))</text:p>
      <text:p text:style-name="Standard">do</text:p>
      <text:p text:style-name="Standard"><text:s text:c="3"/>echo -n "$i "</text:p>
      <text:p text:style-name="Standard">done</text:p>
      <text:p text:style-name="Standard">output</text:p>
      <text:p text:style-name="Standard">1 2 3 4 5</text:p>
      <text:p text:style-name="Standard">6. <text:s/>#!/bin/bash</text:p>
      <text:p text:style-name="Standard">i=1</text:p>
      <text:p text:style-name="Standard">while [ $i -le 5 ]</text:p>
      <text:p text:style-name="Standard">do</text:p>
      <text:p text:style-name="Standard"><text:s text:c="4"/>echo "number is $i"</text:p>
      <text:p text:style-name="Standard">(i++)</text:p>
      <text:p text:style-name="Standard">done</text:p>
      <text:p text:style-name="Standard"/>
      <text:p text:style-name="Standard">output;</text:p>
      <text:p text:style-name="Standard"><text:s/>number is 1</text:p>
      <text:p text:style-name="Standard">number is 2</text:p>
      <text:p text:style-name="Standard">number is 3</text:p>
      <text:p text:style-name="Standard">number is 4</text:p>
      <text:p text:style-name="Standard">number is 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11:45:13.917434734</meta:creation-date>
    <dc:date>2026-03-23T11:45:47.742499133</dc:date>
    <meta:editing-duration>PT34S</meta:editing-duration>
    <meta:editing-cycles>1</meta:editing-cycles>
    <meta:document-statistic meta:table-count="0" meta:image-count="0" meta:object-count="0" meta:page-count="3" meta:paragraph-count="116" meta:word-count="321" meta:character-count="1848" meta:non-whitespace-character-count="1538"/>
    <meta:generator>LibreOffice/25.8.5.2$Linux_X86_64 LibreOffice_project/252c20f6956e3db0b52e6e2f9dda67263513c8fc</meta:generator>
  </office:meta>
</office:document-meta>
</file>